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8.6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8.9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163cm"/>
    </style:style>
    <style:style style:name="pr6" style:family="presentation" style:parent-style-name="Padrão-subtitle">
      <style:graphic-properties draw:fill-color="#ffffff" fo:min-height="18.763cm"/>
    </style:style>
    <style:style style:name="pr7" style:family="presentation" style:parent-style-name="Padrão-subtitle">
      <style:graphic-properties draw:fill-color="#ffffff" fo:min-height="19.363cm"/>
    </style:style>
    <style:style style:name="pr8" style:family="presentation" style:parent-style-name="Padrão-subtitle">
      <style:graphic-properties draw:fill-color="#ffffff" fo:min-height="19.17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loext:graphic-properties draw:fill-color="#ffffff"/>
      <style:text-properties fo:font-size="44pt" style:font-size-asian="44pt" style:font-size-complex="44pt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8.6cm" svg:x="1.4cm" svg:y="1.2cm" presentation:class="subtitle" presentation:user-transformed="true">
          <draw:text-box>
            <text:p><text:span text:style-name="T1">Restaurador de Sonhos</text:span></text:p>
            <text:p><text:span text:style-name="T2">Andréa Fon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4" draw:layer="layout" svg:width="25.199cm" svg:height="18.963cm" svg:x="1.4cm" svg:y="0.837cm" presentation:class="subtitle" presentation:user-transformed="true">
          <draw:text-box>
            <text:p text:style-name="P3"><text:span text:style-name="T3">Você tentou lutar com toda tua força</text:span></text:p>
            <text:p text:style-name="P3"><text:span text:style-name="T3">Mas não foi o bastante para conseguir</text:span></text:p>
            <text:p text:style-name="P3"><text:span text:style-name="T3">Enfrentar a multidão que vinha contra Ti</text:span></text:p>
            <text:p text:style-name="P3"><text:span text:style-name="T3">Enfrentar a multidão que vinha contra Ti</text:span></text:p>
            <text:p text:style-name="P3"><text:span text:style-name="T3">Todos lhe diziam que você não iria conseguir</text:span></text:p>
            <text:p text:style-name="P3"><text:span text:style-name="T3">Conquistar os sonhos do teu coração</text:span></text:p>
            <text:p text:style-name="P3"><text:span text:style-name="T3">E de repente, sem perceber</text:span></text:p>
            <text:p text:style-name="P3"><text:span text:style-name="T3">Realmente você viu seu sonho morr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6" draw:layer="layout" svg:width="25.199cm" svg:height="19.163cm" svg:x="1.4cm" svg:y="0.837cm" presentation:class="subtitle" presentation:user-transformed="true">
          <draw:text-box>
            <text:p text:style-name="P5"><text:span text:style-name="T4">Sem nada poder fazer clamou, mas parece que ninguém te ouviu</text:span></text:p>
            <text:p text:style-name="P5"><text:span text:style-name="T4">Chorou, mas não teve a quem recorrer</text:span></text:p>
            <text:p text:style-name="P5"><text:span text:style-name="T4">Mas conheço alguém que quer e pode mudar o teu viver, ele é, ele 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6" draw:text-style-name="P6" draw:layer="layout" svg:width="26cm" svg:height="18.763cm" svg:x="1cm" svg:y="0.837cm" presentation:class="subtitle" presentation:user-transformed="true">
          <draw:text-box>
            <text:p text:style-name="P5"><text:span text:style-name="T4">Restaurador de sonhos, restaurador de sonhos</text:span></text:p>
            <text:p text:style-name="P5"><text:span text:style-name="T4">Restaurador de sonhos, restaurador de vidas</text:span></text:p>
            <text:p text:style-name="P5"><text:span text:style-name="T4">Restaurador de sonhos, restaurador de sonhos</text:span></text:p>
            <text:p text:style-name="P5"><text:span text:style-name="T4">Restaurador de sonhos, restaurador de vidas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7" draw:text-style-name="P6" draw:layer="layout" svg:width="25.199cm" svg:height="19.363cm" svg:x="1.4cm" svg:y="0.837cm" presentation:class="subtitle" presentation:user-transformed="true">
          <draw:text-box>
            <text:p text:style-name="P5"><text:span text:style-name="T4">Entregue sua vida no altar de Deus</text:span></text:p>
            <text:p text:style-name="P5"><text:span text:style-name="T4">Entregue sua vida no altar de Deus</text:span></text:p>
            <text:p text:style-name="P5"><text:span text:style-name="T4">Entregue sua vida no altar de Deus</text:span></text:p>
            <text:p text:style-name="P5"><text:span text:style-name="T4">Entregue sua vida no altar de Deus</text:span></text:p>
            <text:p text:style-name="P5"><text:span text:style-name="T4">Entregue sua vida no altar de Deus</text:span></text:p>
            <text:p text:style-name="P5"><text:span text:style-name="T4">Entregue sua vida no altar de Deus</text:span></text:p>
            <text:p text:style-name="P5"><text:span text:style-name="T4">E verás o que ele vai faz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7" draw:text-style-name="P6" draw:layer="layout" svg:width="25.199cm" svg:height="19.363cm" svg:x="1.4cm" svg:y="0.837cm" presentation:class="subtitle" presentation:user-transformed="true">
          <draw:text-box>
            <text:p text:style-name="P5"><text:span text:style-name="T4">Sabe aquele sonho que você sonhou?</text:span></text:p>
            <text:p text:style-name="P5"><text:span text:style-name="T4">E o inimigo fez você pensar que acabou?</text:span></text:p>
            <text:p text:style-name="P5"><text:span text:style-name="T4">Ele está sendo restaurado pelo meu Senhor</text:span></text:p>
            <text:p text:style-name="P5"><text:span text:style-name="T4">Ele está sendo restaurado pelo meu Senh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5" draw:text-style-name="P2" draw:layer="layout" svg:width="25.199cm" svg:height="19.163cm" svg:x="1.4cm" svg:y="0.837cm" presentation:class="subtitle" presentation:user-transformed="true">
          <draw:text-box>
            <text:p><text:span text:style-name="T4">Sabe esta enfermidade que te alcançou</text:span></text:p>
            <text:p><text:span text:style-name="T4">E fez você pensar que tua vida acabou</text:span></text:p>
            <text:p><text:span text:style-name="T4">Você está sendo curado pelo meu Senhor</text:span></text:p>
            <text:p><text:span text:style-name="T4">Você está sendo curado pelo meu Senhor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6" draw:text-style-name="P6" draw:layer="layout" svg:width="25.199cm" svg:height="18.763cm" svg:x="1.4cm" svg:y="0.837cm" presentation:class="subtitle" presentation:user-transformed="true">
          <draw:text-box>
            <text:p text:style-name="P5"><text:span text:style-name="T4">Pois ele é o melhor restaurador, pois ele é o melhor restaurador</text:span></text:p>
            <text:p text:style-name="P5"><text:span text:style-name="T4">Você está sendo curado pelo meu Senhor</text:span></text:p>
            <text:p text:style-name="P5"><text:span text:style-name="T4">Você está sendo curado pelo meu Senh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8" draw:text-style-name="P1" draw:layer="layout" svg:width="25.199cm" svg:height="23.365cm" svg:x="1.4cm" svg:y="-0.497cm" presentation:class="subtitl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>Ele confunde os médicos, a medicina</text:span></text:p>
            <text:p text:style-name="P7"><text:span text:style-name="T4">Quando eles dizem que não tem mais saída</text:span></text:p>
            <text:p text:style-name="P7"><text:span text:style-name="T4">Ele chega e transforma a morte em vida</text:span></text:p>
            <text:p text:style-name="P7"><text:span text:style-name="T4">Ele chega e transforma a morte em vida</text:span></text:p>
            <text:p text:style-name="P7"><text:span text:style-name="T4">Pois ele é</text:span></text:p>
            <text:p text:style-name="P7"><text:span text:style-name="T4"/></text:p>
            <text:p text:style-name="P7"/>
            <text:p text:style-name="P7"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3" draw:text-style-name="P6" draw:layer="layout" svg:width="25.199cm" svg:height="18.963cm" svg:x="1.4cm" svg:y="0.837cm" presentation:class="subtitle" presentation:user-transformed="true">
          <draw:text-box>
            <text:p text:style-name="P5"><text:span text:style-name="T4">Restaurador de sonhos, restaurador de sonhos</text:span></text:p>
            <text:p text:style-name="P5"><text:span text:style-name="T4">Restaurador de sonhos, restaurador de vidas</text:span></text:p>
            <text:p text:style-name="P5"><text:span text:style-name="T4">Restaurador de sonhos, restaurador de sonhos</text:span></text:p>
            <text:p text:style-name="P5"><text:span text:style-name="T4">Restaurador de sonhos, restaurador de vid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6:45:55.161000000</meta:creation-date>
    <dc:date>2017-02-15T17:05:22.829000000</dc:date>
    <meta:editing-duration>PT9M11S</meta:editing-duration>
    <meta:editing-cycles>1</meta:editing-cycles>
    <meta:document-statistic meta:object-count="51"/>
    <meta:generator>LibreOffice/5.2.0.4$Windows_x86 LibreOffice_project/066b007f5ebcc236395c7d282ba488bca6720265</meta:generator>
  </office:meta>
</office:document-meta>
</file>